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2</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GetUP</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Hans Santos</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February 14,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2885255032" text:style-name="WWNum1">
        <text:list-item>
          <text:p text:style-name="P11"><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64429055737206" text:continue-numbering="true" text:style-name="WWNum1">
        <text:list-item>
          <text:p text:style-name="P11"><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64427675659370" text:continue-numbering="true" text:style-name="WWNum1">
        <text:list-item>
          <text:p text:style-name="P11"><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64428521291989" text:continue-numbering="true" text:style-name="WWNum1">
        <text:list-item>
          <text:p text:style-name="P11"><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7"><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 :</text:span></text:p>
            <text:p text:style-name="P7"><text:span text:style-name="T3">Our team would like to start working more consistently</text:span></text:p>
          </table:table-cell>
          <table:table-cell table:style-name="Table3.A1" office:value-type="string">
            <text:p text:style-name="P7"><text:span text:style-name="T7">What do we need to CONTINUE doing? :</text:span></text:p>
            <text:p text:style-name="P7"><text:span text:style-name="T3">Our team would like to continue starting early on our tasks</text:span></text:p>
          </table:table-cell>
          <table:table-cell table:style-name="Table3.C1" office:value-type="string">
            <text:p text:style-name="P7"><text:span text:style-name="T7">What do we need to STOP doing? :</text:span></text:p>
            <text:p text:style-name="P7"><text:span text:style-name="T3">Our team would like to stop putting off our tasks </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46" meta:character-count="2039" meta:non-whitespace-character-count="1717"/>
    <meta:generator>LibreOfficeDev/6.0.5.2$Linux_X86_64 LibreOffice_project/</meta:generator>
  </office:meta>
</office:document-meta>
</file>